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Symmetric_20_Arrow" draw:marker-start-width="0.45cm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2" style:family="graphic" style:parent-style-name="standard">
      <style:graphic-properties svg:stroke-width="0.1cm" draw:marker-start="Symmetric_20_Arrow" draw:marker-start-width="0.45cm" draw:marker-end="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3" style:family="graphic" style:parent-style-name="standard">
      <style:graphic-properties svg:stroke-width="0.03cm" svg:stroke-color="#800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4" style:family="graphic" style:parent-style-name="standard">
      <style:graphic-properties svg:stroke-width="0.03cm" svg:stroke-color="#00808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5" style:family="graphic" style:parent-style-name="standard">
      <style:graphic-properties svg:stroke-width="0.071cm" svg:stroke-color="#008080" draw:marker-start="" draw:marker-start-width="0.406cm" draw:marker-end="" draw:marker-end-width="0.406cm" draw:textarea-vertical-align="middle" draw:auto-grow-height="false" fo:min-height="0cm" fo:min-width="0cm" fo:padding-top="0.16cm" fo:padding-bottom="0.16cm" fo:padding-left="0.285cm" fo:padding-right="0.285cm" draw:shadow="visible" draw:shadow-offset-x="0.021cm" draw:shadow-offset-y="0.021cm"/>
    </style:style>
    <style:style style:name="gr6" style:family="graphic" style:parent-style-name="standard">
      <style:graphic-properties svg:stroke-width="0.071cm" svg:stroke-color="#008080" draw:marker-start="" draw:marker-start-width="0.406cm" draw:marker-end="" draw:marker-end-width="0.406cm" draw:textarea-vertical-align="middle" draw:auto-grow-height="false" fo:min-height="0cm" fo:min-width="0cm" fo:padding-top="0.16cm" fo:padding-bottom="0.16cm" fo:padding-left="0.285cm" fo:padding-right="0.285cm" draw:shadow="hidden" draw:shadow-offset-x="0.021cm" draw:shadow-offset-y="0.02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8000"/>
    </style:style>
    <style:style style:name="P3" style:family="paragraph">
      <style:paragraph-properties fo:text-align="end"/>
      <style:text-properties fo:color="#008000" fo:font-size="9pt" style:font-size-asian="9pt" style:font-size-complex="9pt"/>
    </style:style>
    <style:style style:name="T1" style:family="text">
      <style:text-properties fo:color="#008000" fo:font-size="9pt" fo:language="en" fo:country="US" style:font-size-asian="9pt" style:font-size-complex="9pt"/>
    </style:style>
    <style:style style:name="T2" style:family="text">
      <style:text-properties fo:color="#008000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47cm" svg:y1="0.034cm" svg:x2="0.247cm" svg:y2="4.28cm">
          <text:p/>
        </draw:line>
        <draw:line draw:style-name="gr2" draw:text-style-name="P1" draw:layer="layout" svg:x1="7.747cm" svg:y1="4.28cm" svg:x2="0.247cm" svg:y2="4.28cm">
          <text:p/>
        </draw:line>
        <draw:line draw:style-name="gr3" draw:text-style-name="P1" draw:layer="layout" svg:x1="0.247cm" svg:y1="2.243cm" svg:x2="1.5cm" svg:y2="2.243cm">
          <text:p/>
        </draw:line>
        <draw:line draw:style-name="gr3" draw:text-style-name="P1" draw:layer="layout" svg:x1="2cm" svg:y1="2.743cm" svg:x2="1.501cm" svg:y2="2.243cm">
          <text:p/>
        </draw:line>
        <draw:line draw:style-name="gr3" draw:text-style-name="P1" draw:layer="layout" svg:x1="2.001cm" svg:y1="2.743cm" svg:x2="3cm" svg:y2="2.743cm">
          <text:p/>
        </draw:line>
        <draw:line draw:style-name="gr3" draw:text-style-name="P1" draw:layer="layout" svg:x1="3.5cm" svg:y1="3.743cm" svg:x2="3.001cm" svg:y2="2.743cm">
          <text:p/>
        </draw:line>
        <draw:line draw:style-name="gr3" draw:text-style-name="P1" draw:layer="layout" svg:x1="3.501cm" svg:y1="3.743cm" svg:x2="4.5cm" svg:y2="3.743cm">
          <text:p/>
        </draw:line>
        <draw:line draw:style-name="gr3" draw:text-style-name="P1" draw:layer="layout" svg:x1="6.5cm" svg:y1="1.743cm" svg:x2="4.501cm" svg:y2="3.743cm">
          <text:p/>
        </draw:line>
        <draw:line draw:style-name="gr3" draw:text-style-name="P1" draw:layer="layout" svg:x1="0.248cm" svg:y1="2.243cm" svg:x2="1.501cm" svg:y2="2.243cm">
          <text:p/>
        </draw:line>
        <draw:line draw:style-name="gr4" draw:text-style-name="P3" draw:layer="layout" svg:x1="0.247cm" svg:y1="2.945cm" svg:x2="7.5cm" svg:y2="2.917cm">
          <text:p text:style-name="P2"><text:span text:style-name="T1">True</text:span></text:p>
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False</text:span></text:p>
        </draw:line>
        <draw:custom-shape draw:style-name="gr5" draw:text-style-name="P1" draw:layer="layout" svg:width="0.786cm" svg:height="0.47cm" svg:x="5.982cm" svg:y="2.706cm">
          <text:p/>
          <draw:enhanced-geometry svg:viewBox="0 0 21600 21600" draw:mirror-horizontal="false" draw:mirror-vertical="false" draw:text-areas="0 0 21600 21600" draw:type="circular-arrow" draw:modifiers="90.2320789205364 -90.0437074012812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0.786cm" svg:height="0.47cm" svg:x="5.982cm" svg:y="2.706cm">
          <text:p/>
          <draw:enhanced-geometry svg:viewBox="0 0 21600 21600" draw:mirror-vertical="true" draw:mirror-horizontal="false" draw:text-areas="0 0 21600 21600" draw:type="circular-arrow" draw:modifiers="90.2320789205364 -90.0437074012812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761cm" fo:page-height="4.7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33:51</meta:creation-date>
    <meta:generator>OpenOffice.org/3.2$Linux OpenOffice.org_project/320m12$Build-9483</meta:generator>
    <dc:date>2010-04-18T00:31:15</dc:date>
    <meta:editing-duration>PT01H29M03S</meta:editing-duration>
    <meta:editing-cycles>23</meta:editing-cycles>
    <meta:document-statistic meta:object-count="12"/>
  </office:meta>
</office:document-meta>
</file>